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bookmark text:name="line1"/>&lt;?xml version="1.0" encoding="UTF-8"?&gt;</text:p>
      <text:p text:style-name="Preformatted_20_Text"><text:bookmark text:name="line2"/></text:p>
      <text:p text:style-name="Preformatted_20_Text"><text:bookmark text:name="line3"/>&lt;!-- This Source Code Form is subject to the terms of the Mozilla Public</text:p>
      <text:p text:style-name="Preformatted_20_Text"><text:bookmark text:name="line4"/><text:s text:c="3"/>- License, v. 2.0. If a copy of the MPL was not distributed with this</text:p>
      <text:p text:style-name="Preformatted_20_Text"><text:bookmark text:name="line5"/><text:s text:c="3"/>- file, You can obtain one at http://mozilla.org/MPL/2.0/. --&gt;</text:p>
      <text:p text:style-name="Preformatted_20_Text"><text:bookmark text:name="line6"/></text:p>
      <text:p text:style-name="Preformatted_20_Text"><text:bookmark text:name="line7"/>&lt;!DOCTYPE html [</text:p>
      <text:p text:style-name="Preformatted_20_Text"><text:bookmark text:name="line8"/><text:s text:c="2"/>&lt;!ENTITY % newTabDTD SYSTEM "chrome://browser/locale/newTab.dtd"&gt;</text:p>
      <text:p text:style-name="Preformatted_20_Text"><text:bookmark text:name="line9"/><text:s text:c="2"/>%newTabDTD;</text:p>
      <text:p text:style-name="Preformatted_20_Text"><text:bookmark text:name="line10"/><text:s text:c="2"/>&lt;!ENTITY % browserDTD SYSTEM "chrome://browser/locale/browser.dtd"&gt;</text:p>
      <text:p text:style-name="Preformatted_20_Text"><text:bookmark text:name="line11"/><text:s text:c="2"/>%browserDTD;</text:p>
      <text:p text:style-name="Preformatted_20_Text"><text:bookmark text:name="line12"/><text:s text:c="2"/>&lt;!ENTITY % globalDTD SYSTEM "chrome://global/locale/global.dtd"&gt;</text:p>
      <text:p text:style-name="Preformatted_20_Text"><text:bookmark text:name="line13"/><text:s text:c="2"/>%globalDTD;</text:p>
      <text:p text:style-name="Preformatted_20_Text"><text:bookmark text:name="line14"/>]&gt;</text:p>
      <text:p text:style-name="Preformatted_20_Text"><text:bookmark text:name="line15"/></text:p>
      <text:p text:style-name="Preformatted_20_Text"><text:bookmark text:name="line16"/>&lt;html xmlns="http://www.w3.org/1999/xhtml"&gt;</text:p>
      <text:p text:style-name="Preformatted_20_Text"><text:bookmark text:name="line17"/>&lt;head&gt;</text:p>
      <text:p text:style-name="Preformatted_20_Text"><text:bookmark text:name="line18"/><text:s text:c="2"/>&lt;title&gt;&amp;newtab.pageTitle;&lt;/title&gt;</text:p>
      <text:p text:style-name="Preformatted_20_Text"><text:bookmark text:name="line19"/></text:p>
      <text:p text:style-name="Preformatted_20_Text"><text:bookmark text:name="line20"/><text:s text:c="2"/>&lt;link rel="stylesheet" type="text/css" media="all" href="<text:a xlink:type="simple" xlink:href="view-source:chrome://global/skin/global.css" text:style-name="Internet_20_link" text:visited-style-name="Visited_20_Internet_20_Link">chrome://global/skin/</text:a>" /&gt;</text:p>
      <text:p text:style-name="Preformatted_20_Text"><text:bookmark text:name="line21"/><text:s text:c="2"/>&lt;link rel="stylesheet" type="text/css" media="all" href="<text:a xlink:type="simple" xlink:href="view-source:chrome://browser/content/contentSearchUI.css" text:style-name="Internet_20_link" text:visited-style-name="Visited_20_Internet_20_Link">chrome://browser/content/contentSearchUI.css</text:a>" /&gt;</text:p>
      <text:p text:style-name="Preformatted_20_Text"><text:bookmark text:name="line22"/><text:s text:c="2"/>&lt;link rel="stylesheet" type="text/css" media="all" href="<text:a xlink:type="simple" xlink:href="view-source:chrome://browser/content/newtab/newTab.css" text:style-name="Internet_20_link" text:visited-style-name="Visited_20_Internet_20_Link">chrome://browser/content/newtab/newTab.css</text:a>" /&gt;</text:p>
      <text:p text:style-name="Preformatted_20_Text"><text:bookmark text:name="line23"/><text:s text:c="2"/>&lt;link rel="stylesheet" type="text/css" media="all" href="<text:a xlink:type="simple" xlink:href="view-source:chrome://browser/skin/newtab/newTab.css" text:style-name="Internet_20_link" text:visited-style-name="Visited_20_Internet_20_Link">chrome://browser/skin/newtab/newTab.css</text:a>" /&gt;</text:p>
      <text:p text:style-name="Preformatted_20_Text"><text:bookmark text:name="line24"/>&lt;/head&gt;</text:p>
      <text:p text:style-name="Preformatted_20_Text"><text:bookmark text:name="line25"/></text:p>
      <text:p text:style-name="Preformatted_20_Text"><text:bookmark text:name="line26"/>&lt;body dir="&amp;locale.dir;"&gt;</text:p>
      <text:p text:style-name="Preformatted_20_Text"><text:bookmark text:name="line27"/><text:s text:c="2"/>&lt;div id="newtab-customize-overlay"&gt;&lt;/div&gt;</text:p>
      <text:p text:style-name="Preformatted_20_Text"><text:bookmark text:name="line28"/></text:p>
      <text:p text:style-name="Preformatted_20_Text"><text:bookmark text:name="line29"/><text:s text:c="2"/>&lt;div class="newtab-customize-panel-container"&gt;</text:p>
      <text:p text:style-name="Preformatted_20_Text"><text:bookmark text:name="line30"/><text:s text:c="4"/>&lt;div id="newtab-customize-panel" orient="vertical"&gt;</text:p>
      <text:p text:style-name="Preformatted_20_Text"><text:bookmark text:name="line31"/><text:s text:c="8"/>&lt;div id="newtab-customize-panel-anchor"&gt;&lt;/div&gt;</text:p>
      <text:p text:style-name="Preformatted_20_Text"><text:bookmark text:name="line32"/><text:s text:c="8"/>&lt;div id="newtab-customize-panel-inner-wrapper"&gt;</text:p>
      <text:p text:style-name="Preformatted_20_Text"><text:bookmark text:name="line33"/><text:s text:c="10"/>&lt;div id="newtab-customize-title" class="newtab-customize-panel-item"&gt;</text:p>
      <text:p text:style-name="Preformatted_20_Text"><text:bookmark text:name="line34"/><text:s text:c="12"/>&lt;label&gt;&amp;newtab.customize.cog.title2;&lt;/label&gt;</text:p>
      <text:p text:style-name="Preformatted_20_Text"><text:bookmark text:name="line35"/><text:s text:c="10"/>&lt;/div&gt;</text:p>
      <text:p text:style-name="Preformatted_20_Text"><text:bookmark text:name="line36"/></text:p>
      <text:p text:style-name="Preformatted_20_Text"><text:bookmark text:name="line37"/><text:s text:c="10"/>&lt;div class="newtab-customize-complex-option"&gt;</text:p>
      <text:p text:style-name="Preformatted_20_Text"><text:bookmark text:name="line38"/><text:s text:c="12"/>&lt;div id="newtab-customize-classic" class="newtab-customize-panel-superitem newtab-customize-panel-item selectable"&gt;</text:p>
      <text:p text:style-name="Preformatted_20_Text"><text:bookmark text:name="line39"/><text:s text:c="16"/>&lt;label&gt;&amp;newtab.customize.classic;&lt;/label&gt;</text:p>
      <text:p text:style-name="Preformatted_20_Text"><text:bookmark text:name="line40"/><text:s text:c="12"/>&lt;/div&gt;</text:p>
      <text:p text:style-name="Preformatted_20_Text"><text:bookmark text:name="line41"/><text:s text:c="12"/>&lt;div id="newtab-customize-enhanced" class="newtab-customize-panel-subitem"&gt;</text:p>
      <text:p text:style-name="Preformatted_20_Text"><text:bookmark text:name="line42"/><text:s text:c="16"/>&lt;label class="checkbox"&gt;&lt;/label&gt;</text:p>
      <text:p text:style-name="Preformatted_20_Text"><text:bookmark text:name="line43"/><text:s text:c="16"/>&lt;label&gt;&amp;newtab.customize.cog.enhanced;&lt;/label&gt;</text:p>
      <text:p text:style-name="Preformatted_20_Text"><text:bookmark text:name="line44"/><text:s text:c="12"/>&lt;/div&gt;</text:p>
      <text:p text:style-name="Preformatted_20_Text"><text:bookmark text:name="line45"/><text:s text:c="10"/>&lt;/div&gt;</text:p>
      <text:p text:style-name="Preformatted_20_Text"><text:bookmark text:name="line46"/><text:s text:c="10"/>&lt;div id="newtab-customize-blank" class="newtab-customize-panel-item selectable"&gt;</text:p>
      <text:p text:style-name="Preformatted_20_Text"><text:bookmark text:name="line47"/><text:s text:c="12"/>&lt;label&gt;&amp;newtab.customize.blank2;&lt;/label&gt;</text:p>
      <text:p text:style-name="Preformatted_20_Text"><text:bookmark text:name="line48"/><text:s text:c="10"/>&lt;/div&gt;</text:p>
      <text:p text:style-name="Preformatted_20_Text"><text:bookmark text:name="line49"/><text:s text:c="10"/>&lt;div id="newtab-customize-learn" class="newtab-customize-panel-item"&gt;</text:p>
      <text:p text:style-name="Preformatted_20_Text"><text:bookmark text:name="line50"/><text:s text:c="12"/>&lt;label&gt;&amp;newtab.customize.cog.learn;&lt;/label&gt;</text:p>
      <text:p text:style-name="Preformatted_20_Text"><text:bookmark text:name="line51"/><text:s text:c="10"/>&lt;/div&gt;</text:p>
      <text:p text:style-name="Preformatted_20_Text"><text:bookmark text:name="line52"/><text:s text:c="8"/>&lt;/div&gt;</text:p>
      <text:p text:style-name="Preformatted_20_Text"><text:bookmark text:name="line53"/><text:soft-page-break/><text:s text:c="4"/>&lt;/div&gt;</text:p>
      <text:p text:style-name="Preformatted_20_Text"><text:bookmark text:name="line54"/><text:s text:c="2"/>&lt;/div&gt;</text:p>
      <text:p text:style-name="Preformatted_20_Text"><text:bookmark text:name="line55"/></text:p>
      <text:p text:style-name="Preformatted_20_Text"><text:bookmark text:name="line56"/><text:s text:c="2"/>&lt;div id="newtab-vertical-margin"&gt;</text:p>
      <text:p text:style-name="Preformatted_20_Text"><text:bookmark text:name="line57"/><text:s text:c="4"/>&lt;div id="newtab-margin-top"/&gt;</text:p>
      <text:p text:style-name="Preformatted_20_Text"><text:bookmark text:name="line58"/></text:p>
      <text:p text:style-name="Preformatted_20_Text"><text:bookmark text:name="line59"/><text:s text:c="4"/>&lt;div id="newtab-margin-undo-container"&gt;</text:p>
      <text:p text:style-name="Preformatted_20_Text"><text:bookmark text:name="line60"/><text:s text:c="6"/>&lt;div id="newtab-undo-container" undo-disabled="true"&gt;</text:p>
      <text:p text:style-name="Preformatted_20_Text"><text:bookmark text:name="line61"/><text:s text:c="8"/>&lt;label id="newtab-undo-label"&gt;&amp;newtab.undo.removedLabel;&lt;/label&gt;</text:p>
      <text:p text:style-name="Preformatted_20_Text"><text:bookmark text:name="line62"/><text:s text:c="8"/>&lt;button id="newtab-undo-button" tabindex="-1"</text:p>
      <text:p text:style-name="Preformatted_20_Text"><text:bookmark text:name="line63"/><text:s text:c="16"/>class="newtab-undo-button"&gt;&amp;newtab.undo.undoButton;&lt;/button&gt;</text:p>
      <text:p text:style-name="Preformatted_20_Text"><text:bookmark text:name="line64"/><text:s text:c="8"/>&lt;button id="newtab-undo-restore-button" tabindex="-1"</text:p>
      <text:p text:style-name="Preformatted_20_Text"><text:bookmark text:name="line65"/><text:s text:c="16"/>class="newtab-undo-button"&gt;&amp;newtab.undo.restoreButton;&lt;/button&gt;</text:p>
      <text:p text:style-name="Preformatted_20_Text"><text:bookmark text:name="line66"/><text:s text:c="8"/>&lt;button id="newtab-undo-close-button" tabindex="-1" title="&amp;newtab.undo.closeTooltip;"/&gt;</text:p>
      <text:p text:style-name="Preformatted_20_Text"><text:bookmark text:name="line67"/><text:s text:c="6"/>&lt;/div&gt;</text:p>
      <text:p text:style-name="Preformatted_20_Text"><text:bookmark text:name="line68"/><text:s text:c="4"/>&lt;/div&gt;</text:p>
      <text:p text:style-name="Preformatted_20_Text"><text:bookmark text:name="line69"/></text:p>
      <text:p text:style-name="Preformatted_20_Text"><text:bookmark text:name="line70"/><text:s text:c="4"/>&lt;div id="newtab-search-container"&gt;</text:p>
      <text:p text:style-name="Preformatted_20_Text"><text:bookmark text:name="line71"/><text:s text:c="6"/>&lt;div id="newtab-search-form"&gt;</text:p>
      <text:p text:style-name="Preformatted_20_Text"><text:bookmark text:name="line72"/><text:s text:c="8"/>&lt;div id="newtab-search-icon"/&gt;</text:p>
      <text:p text:style-name="Preformatted_20_Text"><text:bookmark text:name="line73"/><text:s text:c="8"/>&lt;input type="text" name="q" value="" id="newtab-search-text"</text:p>
      <text:p text:style-name="Preformatted_20_Text"><text:bookmark text:name="line74"/><text:s text:c="13"/>aria-label="&amp;contentSearchInput.label;" maxlength="256"/&gt;</text:p>
      <text:p text:style-name="Preformatted_20_Text"><text:bookmark text:name="line75"/><text:s text:c="8"/>&lt;input id="newtab-search-submit" type="button"</text:p>
      <text:p text:style-name="Preformatted_20_Text"><text:bookmark text:name="line76"/><text:s text:c="13"/>title="&amp;contentSearchSubmit.tooltip;"/&gt;</text:p>
      <text:p text:style-name="Preformatted_20_Text"><text:bookmark text:name="line77"/><text:s text:c="6"/>&lt;/div&gt;</text:p>
      <text:p text:style-name="Preformatted_20_Text"><text:bookmark text:name="line78"/><text:s text:c="4"/>&lt;/div&gt;</text:p>
      <text:p text:style-name="Preformatted_20_Text"><text:bookmark text:name="line79"/></text:p>
      <text:p text:style-name="Preformatted_20_Text"><text:bookmark text:name="line80"/><text:s text:c="4"/>&lt;div id="newtab-horizontal-margin"&gt;</text:p>
      <text:p text:style-name="Preformatted_20_Text"><text:bookmark text:name="line81"/><text:s text:c="6"/>&lt;div class="newtab-side-margin"/&gt;</text:p>
      <text:p text:style-name="Preformatted_20_Text"><text:bookmark text:name="line82"/><text:s text:c="6"/>&lt;div id="newtab-grid"&gt;</text:p>
      <text:p text:style-name="Preformatted_20_Text"><text:bookmark text:name="line83"/><text:s text:c="8"/>&lt;h1 id="topsites-heading"/&gt;</text:p>
      <text:p text:style-name="Preformatted_20_Text"><text:bookmark text:name="line84"/><text:s text:c="6"/>&lt;/div&gt;</text:p>
      <text:p text:style-name="Preformatted_20_Text"><text:bookmark text:name="line85"/><text:s text:c="6"/>&lt;div class="newtab-side-margin"/&gt;</text:p>
      <text:p text:style-name="Preformatted_20_Text"><text:bookmark text:name="line86"/><text:s text:c="4"/>&lt;/div&gt;</text:p>
      <text:p text:style-name="Preformatted_20_Text"><text:bookmark text:name="line87"/></text:p>
      <text:p text:style-name="Preformatted_20_Text"><text:bookmark text:name="line88"/><text:s text:c="4"/>&lt;div id="newtab-margin-bottom"/&gt;</text:p>
      <text:p text:style-name="Preformatted_20_Text"><text:bookmark text:name="line89"/><text:s text:c="2"/>&lt;/div&gt;</text:p>
      <text:p text:style-name="Preformatted_20_Text"><text:bookmark text:name="line90"/><text:s text:c="2"/>&lt;input id="newtab-customize-button" type="button" dir="&amp;locale.dir;"</text:p>
      <text:p text:style-name="Preformatted_20_Text"><text:bookmark text:name="line91"/><text:s text:c="9"/>value="&amp;#x2699;"</text:p>
      <text:p text:style-name="Preformatted_20_Text"><text:bookmark text:name="line92"/><text:s text:c="9"/>title="&amp;newtab.customize.title;"/&gt;</text:p>
      <text:p text:style-name="Preformatted_20_Text"><text:bookmark text:name="line93"/>&lt;/body&gt;</text:p>
      <text:p text:style-name="Preformatted_20_Text"><text:bookmark text:name="line94"/>&lt;script type="text/javascript;version=1.8" src="<text:a xlink:type="simple" xlink:href="view-source:chrome://browser/content/contentSearchUI.js" text:style-name="Internet_20_link" text:visited-style-name="Visited_20_Internet_20_Link">chrome://browser/content/contentSearchUI.js</text:a>"/&gt;</text:p>
      <text:p text:style-name="Preformatted_20_Text"><text:bookmark text:name="line95"/>&lt;script type="text/javascript;version=1.8" src="<text:a xlink:type="simple" xlink:href="view-source:chrome://browser/content/newtab/newTab.js" text:style-name="Internet_20_link" text:visited-style-name="Visited_20_Internet_20_Link">chrome://browser/content/newtab/newTab.js</text:a>"/&gt;</text:p>
      <text:p text:style-name="P1"><text:bookmark text:name="line96"/>&lt;/html&gt;</text:p>
      <text:p text:style-name="Text_20_body"><text:bookmark text:name="line97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4:24:24.387335084</meta:creation-date>
    <dc:date>2018-01-19T14:24:47.161579067</dc:date>
    <meta:editing-duration>PT27S</meta:editing-duration>
    <meta:editing-cycles>1</meta:editing-cycles>
    <meta:document-statistic meta:table-count="0" meta:image-count="0" meta:object-count="0" meta:page-count="2" meta:paragraph-count="84" meta:word-count="215" meta:character-count="3845" meta:non-whitespace-character-count="3211"/>
    <meta:generator>LibreOffice/5.3.5.2$Linux_X86_64 LibreOffice_project/30m0$Build-2</meta:generator>
  </office:meta>
</office:document-meta>
</file>